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Policepardéfaut" style:family="text">
      <style:text-properties fo:font-style="italic" style:font-style-asian="italic" style:font-style-complex="italic"/>
    </style:style>
    <style:style style:name="P4" style:parent-style-name="Standard" style:family="paragraph">
      <style:text-properties fo:color="#999999"/>
    </style:style>
    <style:style style:name="P5" style:parent-style-name="Standard" style:family="paragraph">
      <style:text-properties fo:color="#999999"/>
    </style:style>
    <style:style style:name="P6" style:parent-style-name="Standard" style:family="paragraph">
      <style:text-properties fo:color="#999999"/>
    </style:style>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office:automatic-styles>
  <office:body>
    <office:text text:use-soft-page-breaks="true">
      <text:p text:style-name="P1">Note : les entrées en gris sont à remplacer par votre propre texte</text:p>
      <text:p text:style-name="Standard"/>
      <text:p text:style-name="Titre">Rapport de projet de LP25</text:p>
      <text:p text:style-name="Standard"/>
      <text:p text:style-name="Standard">DA SILVA PEREIRA David TC3</text:p>
      <text:p text:style-name="Standard">VELI Axel TC3</text:p>
      <text:p text:style-name="Standard">SOL Corentin TC3</text:p>
      <text:p text:style-name="Standard">PARDAILLE Thomas TC3</text:p>
      <text:p text:style-name="Standard"/>
      <text:p text:style-name="Standard">Automne 2024</text:p>
      <text:p text:style-name="Standard"/>
      <text:h text:style-name="Titre1" text:outline-level="1">Contexte du projet</text:h>
      <text:p text:style-name="Standard"/>
      <text:p text:style-name="P2">Le projet consiste à construire une solution de sauvegarde incrémentale d'un répertoire source (le répertoire à sauvegarder) vers un répertoire cible (le répertoire de sauvegarde). Il s'agit de développer un programme en langage C pour créer un outil de sauvegarde inspiré de<text:s/><text:span text:style-name="T3">Borg Backup</text:span>, avec un accent sur la déduplication des données et la possibilité de réaliser des sauvegardes sur un serveur distant via des sockets.</text:p>
      <text:p text:style-name="Standard"/>
      <text:h text:style-name="Titre1" text:outline-level="1">État des lieux des compétences du groupe</text:h>
      <text:p text:style-name="Standard"/>
      <text:p text:style-name="P4">Ajouter ici un contexte relativement à votre compétence en C avant LP25, et tirée des C/TD/TP pour situer vos difficultés anticipées au début du projet</text:p>
      <text:p text:style-name="Standard">L’ensemble du groupe possède des compétences qui se complète vis-à-vis du contexte apporté par le sujet. Ainsi les différences faiblesses de certains sont palier par les facilités d’autres personnes au sein du groupe. Néanmoins, une difficulté commune vis-à-vis de la compréhension du projet est présente.</text:p>
      <text:h text:style-name="Titre1" text:outline-level="1">Répartition des tâches : planification</text:h>
      <text:p text:style-name="Standard"/>
      <text:p text:style-name="P5">Ici, décrire les tâches telles que vous les avez identifiées, et à qui elles ont été affectées. Donner les estimations de durée de chaque tâche.</text:p>
      <text:p text:style-name="Standard">Nous avons décidé de faire une séparation stricte des tâches où chaque personne a été chargé de réaliser l’ensemble d’un même fichier.<text:s/><text:line-break/>Ici, David est chargé de faire le fichier nommé « file_handler.c » ainsi que son « header »,</text:p>
      <text:p text:style-name="Standard">Axel fera « backup_manager.c », Thomas fera<text:s/>« déduplication.c » et Corentin « network .c».</text:p>
      <text:p text:style-name="Standard">Nous estimons que selon la longueur de chaque fichier la durée de réalisation des différentes jours pourra varier de 1 à plusieurs jours selon la compréhension de chacun dans la tâche qui lui est attribué.</text:p>
      <text:h text:style-name="Titre1" text:outline-level="1">Répartition des tâches : réalisation</text:h>
      <text:p text:style-name="Standard"/>
      <text:p text:style-name="P6">Reprendre la section ci-dessus avec cette fois les données réelles : qui a fait quoi, en combien de temps.</text:p>
      <text:soft-page-break/>
      <text:p text:style-name="Standard">Nous nous sommes très vite rendu compte que la répartition du travail n’a pas été bien faite. En effet le travail donné à Axel a été beaucoup plus dur à réalisé que celui donné a David. Ainsi David a pu faire la tâche qui lui a été donné en 2 jours, et a donc ensuite apporté son aide à Axel. Ainsi la réalisation de la tâche donné à Axel qui a été de faire le fichier « backup_manager » a pris plusieurs semaines car il été également indispensable d’avoir accès à certaines fonctions provenant d’autre fichiers comme « deduplication.c ».</text:p>
      <text:h text:style-name="Titre1" text:outline-level="1">Difficultés rencontrées</text:h>
      <text:p text:style-name="Standard">La première majeure difficulté a été de bien comprendre le sujet et les différents termes mal compris par les différents membres du groupe. Une fois le sujet compris et les différentes tâches débuté, la difficulté rencontrée a été de traite tout ce qui est en rapport avec la « md5 », en effet sur les différents ordinateurs on possédait tous des problèmes avec la bibliothèque et une fois le problème résolut celui-ci revenait lors de la compilation grâce à notre « Makefile ».</text:p>
      <text:p text:style-name="Standard">La deuxième difficulté a été de bien comprendre la connectivité entre chaque fichier. En effet nous avons rencontré beaucoup de difficulté à comprendre quelles fonctions doivent être appelé dans d’autre fonctions. Ceci nous a pas mal retardé et fait remettre en question notre compréhension du sujet également.</text:p>
      <text:h text:style-name="Titre2" text:outline-level="2">Compréhension des objectifs</text:h>
      <text:p text:style-name="Standard"/>
      <text:p text:style-name="P7">Décrire pour chaque difficulté liée à la compréhension des instructions :</text:p>
      <text:list text:style-name="LFO1" text:continue-numbering="true">
        <text:list-item>
          <text:p text:style-name="P8">Quelle instruction était incomplète pour vous</text:p>
        </text:list-item>
        <text:list-item>
          <text:p text:style-name="P9">Comment vous avez complété votre compréhension de l’instruction</text:p>
        </text:list-item>
        <text:list-item>
          <text:p text:style-name="P10">Si vous auriez pu remédier à ce problème plus tôt</text:p>
        </text:list-item>
      </text:list>
      <text:p text:style-name="Standard"/>
      <text:h text:style-name="Titre2" text:outline-level="2">Réalisation des objectifs</text:h>
      <text:p text:style-name="Standard"/>
      <text:p text:style-name="P11">Décrire pour chaque difficulté rencontrée dans l’implémentation :</text:p>
      <text:list text:style-name="LFO2" text:continue-numbering="true">
        <text:list-item>
          <text:p text:style-name="P12">Les « symptômes » de cette difficulté (par ex. : des résultats incohérents, des données perdues dans les communications, etc.)</text:p>
        </text:list-item>
        <text:list-item>
          <text:p text:style-name="P13">Comment le problème a été résolu (architecture du code dans la fonctionnalité concernée par exemple)</text:p>
        </text:list-item>
        <text:list-item>
          <text:p text:style-name="P14">Si le problème aurait pu être anticipé.</text:p>
        </text:list-item>
        <text:list-item>
          <text:p text:style-name="P15">Ce qui aurait pu faciliter la résolution/éviter le problème</text:p>
        </text:list-item>
      </text:list>
      <text:p text:style-name="Standard"/>
      <text:h text:style-name="Titre1" text:outline-level="1">Proposition d’une amélioration</text:h>
      <text:p text:style-name="Standard"/>
      <text:p text:style-name="P16">Le modèle de code n’est pas optimal. Proposer une piste d’amélioration en décrivant dans les grandes lignes ce que ça changerait au code.</text:p>
      <text:p text:style-name="Standard"/>
      <text:h text:style-name="Titre1" text:outline-level="1">Analyse des résultats</text:h>
      <text:p text:style-name="Standard"/>
      <text:p text:style-name="P17">Proposer votre analyse des résultats</text:p>
      <text:p text:style-name="Standard"/>
      <text:soft-page-break/>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s des doctrines est un processus garant du maintient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18">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19"/>
      <text:p text:style-name="P20">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1"/>
      <text:p text:style-name="P2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3"/>
      <text:h text:style-name="Titre1" text:outline-level="1">Conclusion</text:h>
      <text:p text:style-name="Standard"/>
      <text:p text:style-name="P24">Vous conclurez sur votre projet et son déroulement dans cette secti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David da Silva Pereira</dc:creator>
    <meta:creation-date>2022-12-15T11:03:00Z</meta:creation-date>
    <dc:date>2025-01-04T10:24:00Z</dc:date>
    <meta:template xlink:href="Normal.dotm" xlink:type="simple"/>
    <meta:editing-cycles>5</meta:editing-cycles>
    <meta:editing-duration>PT4380S</meta:editing-duration>
    <meta:document-statistic meta:page-count="3" meta:paragraph-count="13" meta:word-count="1014" meta:character-count="6582" meta:row-count="46" meta:non-whitespace-character-count="5581"/>
  </office:meta>
</office:document-meta>
</file>